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40000042A779EEC41AEAD2D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145" officeooo:paragraph-rsid="000b4145"/>
    </style:style>
    <style:style style:name="T1" style:family="text">
      <style:text-properties officeooo:rsid="000c5ab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4.6957in" draw:z-index="0"><draw:image xlink:href="Pictures/10000001000006240000042A779EEC41AEAD2D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23:51:27.358901234</meta:creation-date>
    <dc:date>2023-01-12T13:17:08.651049928</dc:date>
    <meta:editing-duration>PT5H4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